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pared by Khoa</text:p>
      <text:p text:style-name="Standard"/>
      <text:p text:style-name="Standard">Task:</text:p>
      <text:p text:style-name="Standard">Generate a comparison of trees from the alignments from original data with the reference tree</text:p>
      <text:p text:style-name="Standard">The generated trees of the alignments from the original data reside in folder '<text:span text:style-name="T1">../data/2013-12-13/tree_from_original_data</text:span><text:span text:style-name="T2">'</text:span></text:p>
      <text:p text:style-name="Standard">the reference trees are files with extension '.tree' in '<text:span text:style-name="T1">../data/appbio11/</text:span>' folder</text:p>
      <text:p text:style-name="Standard"/>
      <text:p text:style-name="Standard">Steps:</text:p>
      <text:list xml:id="list1781313011" text:style-name="L1">
        <text:list-item>
          <text:p text:style-name="P1">Run the script <text:span text:style-name="T1">MAP/bin/tree_comparison_for_original_data</text:span></text:p>
        </text:list-item>
        <text:list-item>
          <text:p text:style-name="P1"><text:span text:style-name="T2">The results are the files with same name '</text:span><text:span text:style-name="T1">tree_compare_results.txt</text:span><text:span text:style-name="T2">' in all the folders inside '</text:span><text:span text:style-name="T1">../data/2013-12-13tree_from_original_data</text:span><text:span text:style-name="T2">' folder, i.e.</text:span></text:p>
          <text:p text:style-name="P1"><text:span text:style-name="T2">../data/2013-12-13tree_from_original_data/asymmetric_0.5/tree_compare_results.txt</text:span></text:p>
          <text:p text:style-name="P1"><text:span text:style-name="T2">../data/2013-12-13tree_from_original_data/asymmetric_1.0/tree_compare_results.txt ../data/2013-12-13tree_from_original_data/asymmetric_2.0/tree_compare_results.txt</text:span></text:p>
          <text:p text:style-name="P1"><text:span text:style-name="T2">../data/2013-12-13tree_from_original_data/symmetric_0.5/tree_compare_results.txt</text:span></text:p>
          <text:p text:style-name="P1"><text:span text:style-name="T2">../data/2013-12-13tree_from_original_data/symmetric_1.0/tree_compare_results.txt</text:span></text:p>
          <text:p text:style-name="P1"><text:span text:style-name="T2">../data/2013-12-13tree_from_original_data/symmetric_2.0/tree_compare_results.tx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21:25:22</meta:creation-date>
    <dc:date>2013-12-15T21:34:13</dc:date>
    <meta:editing-duration>P0D</meta:editing-duration>
    <meta:editing-cycles>1</meta:editing-cycles>
    <meta:document-statistic meta:table-count="0" meta:image-count="0" meta:object-count="0" meta:page-count="1" meta:paragraph-count="13" meta:word-count="77" meta:character-count="1023" meta:non-whitespace-character-count="961"/>
    <meta:generator>LibreOffice/3.5$Linux_x86 LibreOffice_project/350m1$Build-2</meta:generator>
  </office:meta>
</office:document-meta>
</file>